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rsid="012ed03c" officeooo:paragraph-rsid="017eb0b1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1874602" officeooo:paragraph-rsid="01874602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paragraph-rsid="018a7305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1366997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50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51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2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4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9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1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4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65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Liberation Sans1" fo:language="en" fo:country="US" fo:font-weight="bold" officeooo:rsid="009b22e5" style:font-weight-asian="bold" style:font-weight-complex="bold"/>
    </style:style>
    <style:style style:name="P67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68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9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70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fo:background-color="#ffffd7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fo:background-color="#ffffd7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12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16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17" style:family="paragraph" style:parent-style-name="Standard">
      <style:text-properties style:text-position="0% 100%" style:font-name="Liberation Sans1" fo:font-size="10pt" fo:language="en" fo:country="US" officeooo:rsid="01826859" officeooo:paragraph-rsid="012eb4e9" style:font-name-asian="Noto Sans CJK SC Regular" style:font-size-asian="10pt" style:font-name-complex="FreeSans2" style:font-size-complex="10pt"/>
    </style:style>
    <style:style style:name="P118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19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20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21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24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25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26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27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29" style:family="paragraph" style:parent-style-name="Standard">
      <style:text-properties fo:language="en" fo:country="US" officeooo:rsid="012eb4e9" officeooo:paragraph-rsid="012eb4e9"/>
    </style:style>
    <style:style style:name="P130" style:family="paragraph" style:parent-style-name="Standard">
      <style:text-properties fo:language="en" fo:country="US" officeooo:rsid="012eb4e9" officeooo:paragraph-rsid="014903bd"/>
    </style:style>
    <style:style style:name="P131" style:family="paragraph" style:parent-style-name="Standard">
      <style:text-properties fo:language="en" fo:country="US" fo:font-style="normal" officeooo:paragraph-rsid="016e6d00" fo:background-color="#ffffd7" style:font-style-asian="normal" style:font-style-complex="normal"/>
    </style:style>
    <style:style style:name="P132" style:family="paragraph" style:parent-style-name="Standard">
      <style:text-properties fo:language="en" fo:country="US" officeooo:rsid="012ed03c" officeooo:paragraph-rsid="017eb0b1"/>
    </style:style>
    <style:style style:name="P133" style:family="paragraph" style:parent-style-name="Standard">
      <style:text-properties fo:language="en" fo:country="US" officeooo:rsid="018a7305" officeooo:paragraph-rsid="018a7305"/>
    </style:style>
    <style:style style:name="P134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35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36" style:family="paragraph" style:parent-style-name="Standard">
      <style:text-properties fo:background-color="#ffffd7"/>
    </style:style>
    <style:style style:name="P137" style:family="paragraph" style:parent-style-name="Standard">
      <style:text-properties officeooo:paragraph-rsid="01366997" fo:background-color="#ffffd7"/>
    </style:style>
    <style:style style:name="P138" style:family="paragraph" style:parent-style-name="Standard">
      <style:text-properties officeooo:paragraph-rsid="005c1065" fo:background-color="#ffffd7"/>
    </style:style>
    <style:style style:name="P139" style:family="paragraph" style:parent-style-name="Standard">
      <style:text-properties officeooo:paragraph-rsid="01248f82" fo:background-color="#ffffd7"/>
    </style:style>
    <style:style style:name="P140" style:family="paragraph" style:parent-style-name="Standard">
      <style:text-properties officeooo:paragraph-rsid="01151b17" fo:background-color="#ffffd7"/>
    </style:style>
    <style:style style:name="P141" style:family="paragraph" style:parent-style-name="Standard">
      <style:text-properties officeooo:paragraph-rsid="0099a6c3" fo:background-color="#ffffd7"/>
    </style:style>
    <style:style style:name="P142" style:family="paragraph" style:parent-style-name="Standard">
      <style:text-properties officeooo:paragraph-rsid="017d068f"/>
    </style:style>
    <style:style style:name="P143" style:family="paragraph" style:parent-style-name="Standard" style:master-page-name="">
      <style:paragraph-properties style:page-number="auto" fo:break-before="column"/>
    </style:style>
    <style:style style:name="P144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45" style:family="paragraph" style:parent-style-name="Standard">
      <style:text-properties style:text-position="0% 100%" style:font-name="Liberation Sans1" fo:font-size="10pt" fo:font-weight="normal" officeooo:rsid="01920505" officeooo:paragraph-rsid="019358a7" style:font-size-asian="10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29897a" style:font-weight-asian="normal" style:font-weight-complex="normal"/>
    </style:style>
    <style:style style:name="T7" style:family="text">
      <style:text-properties style:text-position="0% 100%" fo:font-weight="normal" officeooo:rsid="01366997" style:font-weight-asian="normal" style:font-weight-complex="normal"/>
    </style:style>
    <style:style style:name="T8" style:family="text">
      <style:text-properties style:text-position="0% 100%" fo:font-weight="normal" officeooo:rsid="016e17e7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6e17e7" style:font-size-asian="10pt" style:font-size-complex="10pt"/>
    </style:style>
    <style:style style:name="T28" style:family="text">
      <style:text-properties style:text-position="0% 100%" style:font-name="Liberation Sans1" fo:font-size="10pt" officeooo:rsid="01707387" style:font-size-asian="10pt" style:font-size-complex="10pt"/>
    </style:style>
    <style:style style:name="T29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0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e17e7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1555488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7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3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4" style:family="text">
      <style:text-properties style:text-position="0% 100%" officeooo:rsid="001e9fb4"/>
    </style:style>
    <style:style style:name="T45" style:family="text">
      <style:text-properties style:text-position="0% 100%" officeooo:rsid="0112266d"/>
    </style:style>
    <style:style style:name="T46" style:family="text">
      <style:text-properties style:text-position="0% 100%" officeooo:rsid="01248f82"/>
    </style:style>
    <style:style style:name="T47" style:family="text">
      <style:text-properties style:text-position="0% 100%" officeooo:rsid="012c74f0"/>
    </style:style>
    <style:style style:name="T48" style:family="text">
      <style:text-properties style:text-position="0% 100%" officeooo:rsid="005c1065"/>
    </style:style>
    <style:style style:name="T49" style:family="text">
      <style:text-properties style:text-position="0% 100%" officeooo:rsid="006381b9"/>
    </style:style>
    <style:style style:name="T50" style:family="text">
      <style:text-properties style:text-position="0% 100%" officeooo:rsid="00c754ba"/>
    </style:style>
    <style:style style:name="T51" style:family="text">
      <style:text-properties style:text-position="0% 100%" officeooo:rsid="014903bd" style:font-name-asian="Noto Sans CJK SC Regular" style:font-name-complex="FreeSans2"/>
    </style:style>
    <style:style style:name="T52" style:family="text">
      <style:text-properties style:text-position="0% 100%" officeooo:rsid="013d689d"/>
    </style:style>
    <style:style style:name="T53" style:family="text">
      <style:text-properties style:text-position="0% 100%" fo:background-color="#ffffd7" loext:char-shading-value="0"/>
    </style:style>
    <style:style style:name="T54" style:family="text">
      <style:text-properties style:text-position="0% 100%" officeooo:rsid="001c5ad4" fo:background-color="#ffffd7" loext:char-shading-value="0"/>
    </style:style>
    <style:style style:name="T55" style:family="text">
      <style:text-properties style:text-position="0% 100%" officeooo:rsid="0103cf83" fo:background-color="#ffffd7" loext:char-shading-value="0"/>
    </style:style>
    <style:style style:name="T56" style:family="text">
      <style:text-properties style:text-position="0% 100%" officeooo:rsid="000fe0a6" fo:background-color="#ffffd7" loext:char-shading-value="0"/>
    </style:style>
    <style:style style:name="T57" style:family="text">
      <style:text-properties style:text-position="0% 100%" officeooo:rsid="0077fd05" fo:background-color="#ffffd7" loext:char-shading-value="0"/>
    </style:style>
    <style:style style:name="T58" style:family="text">
      <style:text-properties style:text-position="0% 100%" officeooo:rsid="0072e30b" fo:background-color="#ffffd7" loext:char-shading-value="0"/>
    </style:style>
    <style:style style:name="T59" style:family="text">
      <style:text-properties style:text-position="0% 100%" officeooo:rsid="004dcd95" fo:background-color="#ffffd7" loext:char-shading-value="0"/>
    </style:style>
    <style:style style:name="T60" style:family="text">
      <style:text-properties style:text-position="0% 100%" officeooo:rsid="00629f5b" fo:background-color="#ffffd7" loext:char-shading-value="0"/>
    </style:style>
    <style:style style:name="T61" style:family="text">
      <style:text-properties style:text-position="0% 100%" officeooo:rsid="012e4e51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weight="normal" officeooo:rsid="001c5ad4" style:font-weight-asian="normal" style:font-weight-complex="normal"/>
    </style:style>
    <style:style style:name="T64" style:family="text">
      <style:text-properties style:text-position="sub 58%" fo:font-weight="normal" officeooo:rsid="00332b0b" style:font-weight-asian="normal" style:font-weight-complex="normal"/>
    </style:style>
    <style:style style:name="T65" style:family="text">
      <style:text-properties style:text-position="sub 58%" fo:font-weight="normal" officeooo:rsid="001de981" style:font-weight-asian="normal" style:font-weight-complex="normal"/>
    </style:style>
    <style:style style:name="T66" style:family="text">
      <style:text-properties style:text-position="sub 58%" fo:font-weight="normal" officeooo:rsid="00b21ada" style:font-weight-asian="normal" style:font-weight-complex="normal"/>
    </style:style>
    <style:style style:name="T67" style:family="text">
      <style:text-properties style:text-position="sub 58%" fo:font-weight="normal" officeooo:rsid="00bb33a0" style:font-weight-asian="normal" style:font-weight-complex="normal"/>
    </style:style>
    <style:style style:name="T68" style:family="text">
      <style:text-properties style:text-position="sub 58%" fo:font-weight="normal" officeooo:rsid="00c6c305" style:font-weight-asian="normal" style:font-weight-complex="normal"/>
    </style:style>
    <style:style style:name="T69" style:family="text">
      <style:text-properties style:text-position="sub 58%" fo:font-weight="normal" officeooo:rsid="01015508" style:font-weight-asian="normal" style:font-weight-complex="normal"/>
    </style:style>
    <style:style style:name="T70" style:family="text">
      <style:text-properties style:text-position="sub 58%" fo:font-weight="normal" officeooo:rsid="0056cf35" style:font-weight-asian="normal" style:font-weight-complex="normal"/>
    </style:style>
    <style:style style:name="T71" style:family="text">
      <style:text-properties style:text-position="sub 58%" fo:font-weight="normal" officeooo:rsid="005b1887" style:font-weight-asian="normal" style:font-weight-complex="normal"/>
    </style:style>
    <style:style style:name="T72" style:family="text">
      <style:text-properties style:text-position="sub 58%" fo:font-weight="normal" officeooo:rsid="0129897a" style:font-weight-asian="normal" style:font-weight-complex="normal"/>
    </style:style>
    <style:style style:name="T73" style:family="text">
      <style:text-properties style:text-position="sub 58%" fo:font-weight="normal" officeooo:rsid="01366997" style:font-weight-asian="normal" style:font-weight-complex="normal"/>
    </style:style>
    <style:style style:name="T74" style:family="text">
      <style:text-properties style:text-position="sub 58%" fo:font-weight="normal" officeooo:rsid="00c754ba" style:font-weight-asian="normal" style:font-weight-complex="normal"/>
    </style:style>
    <style:style style:name="T75" style:family="text">
      <style:text-properties style:text-position="sub 58%" fo:font-weight="normal" officeooo:rsid="001129a8" style:font-weight-asian="normal" style:font-weight-complex="normal"/>
    </style:style>
    <style:style style:name="T76" style:family="text">
      <style:text-properties style:text-position="sub 58%" fo:font-weight="normal" officeooo:rsid="0060739a" style:font-weight-asian="normal" style:font-weight-complex="normal"/>
    </style:style>
    <style:style style:name="T77" style:family="text">
      <style:text-properties style:text-position="sub 58%" officeooo:rsid="00114b91"/>
    </style:style>
    <style:style style:name="T78" style:family="text">
      <style:text-properties style:text-position="sub 58%" officeooo:rsid="00135142"/>
    </style:style>
    <style:style style:name="T79" style:family="text">
      <style:text-properties style:text-position="sub 58%" officeooo:rsid="001e9fb4"/>
    </style:style>
    <style:style style:name="T80" style:family="text">
      <style:text-properties style:text-position="sub 58%" officeooo:rsid="001129a8"/>
    </style:style>
    <style:style style:name="T81" style:family="text">
      <style:text-properties style:text-position="sub 58%" officeooo:rsid="00332b0b"/>
    </style:style>
    <style:style style:name="T82" style:family="text">
      <style:text-properties style:text-position="sub 58%" officeooo:rsid="001c5ad4"/>
    </style:style>
    <style:style style:name="T83" style:family="text">
      <style:text-properties style:text-position="sub 58%" officeooo:rsid="00344165"/>
    </style:style>
    <style:style style:name="T84" style:family="text">
      <style:text-properties style:text-position="sub 58%" officeooo:rsid="0011f110"/>
    </style:style>
    <style:style style:name="T85" style:family="text">
      <style:text-properties style:text-position="sub 58%" officeooo:rsid="005b1887"/>
    </style:style>
    <style:style style:name="T86" style:family="text">
      <style:text-properties style:text-position="sub 58%" officeooo:rsid="005b5d22"/>
    </style:style>
    <style:style style:name="T87" style:family="text">
      <style:text-properties style:text-position="sub 58%" officeooo:rsid="005c1065"/>
    </style:style>
    <style:style style:name="T88" style:family="text">
      <style:text-properties style:text-position="sub 58%" officeooo:rsid="0060739a"/>
    </style:style>
    <style:style style:name="T89" style:family="text">
      <style:text-properties style:text-position="sub 58%" style:font-name="Liberation Sans1" fo:font-size="10pt" style:font-size-asian="10pt" style:font-size-complex="10pt"/>
    </style:style>
    <style:style style:name="T90" style:family="text">
      <style:text-properties style:text-position="sub 58%" style:font-name="Liberation Sans1" fo:font-size="10pt" officeooo:rsid="0060739a" style:font-size-asian="10pt" style:font-size-complex="10pt"/>
    </style:style>
    <style:style style:name="T91" style:family="text">
      <style:text-properties style:text-position="sub 58%" style:font-name="Liberation Sans1" fo:font-size="10pt" officeooo:rsid="016e17e7" style:font-size-asian="10pt" style:font-size-complex="10pt"/>
    </style:style>
    <style:style style:name="T92" style:family="text">
      <style:text-properties style:text-position="sub 58%" style:font-name="Liberation Sans1" fo:font-size="10pt" officeooo:rsid="018cdec6" style:font-size-asian="10pt" style:font-size-complex="10pt"/>
    </style:style>
    <style:style style:name="T93" style:family="text">
      <style:text-properties style:text-position="sub 58%" style:font-name="Liberation Sans1" fo:font-size="10pt" officeooo:rsid="00987bcd" style:font-size-asian="8.75pt" style:font-size-complex="10pt"/>
    </style:style>
    <style:style style:name="T94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5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6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98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99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00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01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02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4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5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6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7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font-weight="normal" officeooo:rsid="0138d828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font-weight="normal" officeooo:rsid="0060739a" style:font-size-asian="10pt" style:font-weight-asian="normal" style:font-size-complex="10pt" style:font-weight-complex="normal"/>
    </style:style>
    <style:style style:name="T110" style:family="text">
      <style:text-properties style:text-position="sub 58%" style:font-name="Liberation Sans1" officeooo:rsid="00f13f31"/>
    </style:style>
    <style:style style:name="T111" style:family="text">
      <style:text-properties style:text-position="sub 58%" officeooo:rsid="00629f5b"/>
    </style:style>
    <style:style style:name="T112" style:family="text">
      <style:text-properties style:text-position="sub 58%" officeooo:rsid="0069ece3"/>
    </style:style>
    <style:style style:name="T113" style:family="text">
      <style:text-properties style:text-position="sub 58%" officeooo:rsid="006b5d3c"/>
    </style:style>
    <style:style style:name="T114" style:family="text">
      <style:text-properties style:text-position="sub 58%" officeooo:rsid="006381b9"/>
    </style:style>
    <style:style style:name="T115" style:family="text">
      <style:text-properties style:text-position="sub 58%" officeooo:rsid="006ee7f3"/>
    </style:style>
    <style:style style:name="T116" style:family="text">
      <style:text-properties style:text-position="sub 58%" style:font-name-asian="Noto Sans CJK SC Regular" style:font-name-complex="FreeSans2"/>
    </style:style>
    <style:style style:name="T117" style:family="text">
      <style:text-properties style:text-position="sub 58%" officeooo:rsid="00a444b7"/>
    </style:style>
    <style:style style:name="T118" style:family="text">
      <style:text-properties style:text-position="sub 58%" officeooo:rsid="00ba84d9"/>
    </style:style>
    <style:style style:name="T119" style:family="text">
      <style:text-properties style:text-position="sub 58%" officeooo:rsid="00bc40c7"/>
    </style:style>
    <style:style style:name="T120" style:family="text">
      <style:text-properties style:text-position="sub 58%" officeooo:rsid="00c6f487"/>
    </style:style>
    <style:style style:name="T121" style:family="text">
      <style:text-properties style:text-position="sub 58%" officeooo:rsid="00c754ba"/>
    </style:style>
    <style:style style:name="T122" style:family="text">
      <style:text-properties style:text-position="sub 58%" officeooo:rsid="00a87af1"/>
    </style:style>
    <style:style style:name="T123" style:family="text">
      <style:text-properties style:text-position="sub 58%" officeooo:rsid="00e7da66"/>
    </style:style>
    <style:style style:name="T124" style:family="text">
      <style:text-properties style:text-position="sub 58%" fo:language="en" fo:country="US"/>
    </style:style>
    <style:style style:name="T125" style:family="text">
      <style:text-properties style:text-position="sub 58%" fo:language="en" fo:country="US" officeooo:rsid="00ec19a8"/>
    </style:style>
    <style:style style:name="T126" style:family="text">
      <style:text-properties style:text-position="sub 58%" fo:language="en" fo:country="US" officeooo:rsid="018a7305"/>
    </style:style>
    <style:style style:name="T127" style:family="text">
      <style:text-properties style:text-position="sub 58%" officeooo:rsid="00cf48e9"/>
    </style:style>
    <style:style style:name="T128" style:family="text">
      <style:text-properties style:text-position="sub 58%" officeooo:rsid="00f13f31"/>
    </style:style>
    <style:style style:name="T129" style:family="text">
      <style:text-properties style:text-position="sub 58%" officeooo:rsid="0100c081"/>
    </style:style>
    <style:style style:name="T130" style:family="text">
      <style:text-properties style:text-position="sub 58%" officeooo:rsid="01015508"/>
    </style:style>
    <style:style style:name="T131" style:family="text">
      <style:text-properties style:text-position="sub 58%" officeooo:rsid="010a8d4b"/>
    </style:style>
    <style:style style:name="T132" style:family="text">
      <style:text-properties style:text-position="sub 58%" officeooo:rsid="0112266d"/>
    </style:style>
    <style:style style:name="T133" style:family="text">
      <style:text-properties style:text-position="sub 58%" officeooo:rsid="0130ea1f"/>
    </style:style>
    <style:style style:name="T134" style:family="text">
      <style:text-properties style:text-position="sub 58%" officeooo:rsid="01248f82"/>
    </style:style>
    <style:style style:name="T135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36" style:family="text">
      <style:text-properties style:text-position="sub 58%" officeooo:rsid="00c89aaf"/>
    </style:style>
    <style:style style:name="T137" style:family="text">
      <style:text-properties style:text-position="sub 58%" officeooo:rsid="013d689d"/>
    </style:style>
    <style:style style:name="T138" style:family="text">
      <style:text-properties style:text-position="sub 58%" officeooo:rsid="013d1165"/>
    </style:style>
    <style:style style:name="T139" style:family="text">
      <style:text-properties style:text-position="sub 58%" officeooo:rsid="013e0316"/>
    </style:style>
    <style:style style:name="T140" style:family="text">
      <style:text-properties style:text-position="sub 58%" officeooo:rsid="0140b26b"/>
    </style:style>
    <style:style style:name="T141" style:family="text">
      <style:text-properties style:text-position="sub 58%" officeooo:rsid="014aa873"/>
    </style:style>
    <style:style style:name="T142" style:family="text">
      <style:text-properties style:text-position="sub 58%" officeooo:rsid="014e4295"/>
    </style:style>
    <style:style style:name="T143" style:family="text">
      <style:text-properties style:text-position="sub 58%" officeooo:rsid="01581f69"/>
    </style:style>
    <style:style style:name="T144" style:family="text">
      <style:text-properties style:text-position="sub 58%" officeooo:rsid="016e17e7"/>
    </style:style>
    <style:style style:name="T145" style:family="text">
      <style:text-properties style:text-position="sub 58%" officeooo:rsid="014c70bc"/>
    </style:style>
    <style:style style:name="T146" style:family="text">
      <style:text-properties style:text-position="sub 58%" officeooo:rsid="01707387"/>
    </style:style>
    <style:style style:name="T147" style:family="text">
      <style:text-properties style:text-position="sub 58%" officeooo:rsid="012e4e51"/>
    </style:style>
    <style:style style:name="T148" style:family="text">
      <style:text-properties style:text-position="sub 58%" officeooo:rsid="018a7305"/>
    </style:style>
    <style:style style:name="T149" style:family="text">
      <style:text-properties style:text-position="super 58%"/>
    </style:style>
    <style:style style:name="T150" style:family="text">
      <style:text-properties style:text-position="super 58%" officeooo:rsid="00114b91"/>
    </style:style>
    <style:style style:name="T151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52" style:family="text">
      <style:text-properties fo:font-weight="normal" officeooo:rsid="001c5ad4" style:font-weight-asian="normal" style:font-weight-complex="normal"/>
    </style:style>
    <style:style style:name="T153" style:family="text">
      <style:text-properties fo:font-weight="normal" officeooo:rsid="00c6c305" style:font-weight-asian="normal" style:font-weight-complex="normal"/>
    </style:style>
    <style:style style:name="T154" style:family="text">
      <style:text-properties fo:font-weight="normal" officeooo:rsid="001e9fb4" style:font-weight-asian="normal" style:font-weight-complex="normal"/>
    </style:style>
    <style:style style:name="T155" style:family="text">
      <style:text-properties fo:font-weight="normal" officeooo:rsid="0056cf35" style:font-weight-asian="normal" style:font-weight-complex="normal"/>
    </style:style>
    <style:style style:name="T156" style:family="text">
      <style:text-properties fo:font-weight="normal" officeooo:rsid="00d1966a" style:font-weight-asian="normal" style:font-weight-complex="normal"/>
    </style:style>
    <style:style style:name="T157" style:family="text">
      <style:text-properties fo:font-weight="normal" officeooo:rsid="005c1065" style:font-weight-asian="normal" style:font-weight-complex="normal"/>
    </style:style>
    <style:style style:name="T158" style:family="text">
      <style:text-properties fo:font-weight="normal" officeooo:rsid="005b1887" style:font-weight-asian="normal" style:font-weight-complex="normal"/>
    </style:style>
    <style:style style:name="T159" style:family="text">
      <style:text-properties fo:font-weight="normal" officeooo:rsid="01248f82" style:font-weight-asian="normal" style:font-weight-complex="normal"/>
    </style:style>
    <style:style style:name="T160" style:family="text">
      <style:text-properties fo:font-weight="normal" officeooo:rsid="0129897a" style:font-weight-asian="normal" style:font-weight-complex="normal"/>
    </style:style>
    <style:style style:name="T161" style:family="text">
      <style:text-properties fo:font-weight="normal" officeooo:rsid="0134119b" style:font-weight-asian="normal" style:font-weight-complex="normal"/>
    </style:style>
    <style:style style:name="T162" style:family="text">
      <style:text-properties fo:font-weight="normal" officeooo:rsid="01366997" style:font-weight-asian="normal" style:font-weight-complex="normal"/>
    </style:style>
    <style:style style:name="T163" style:family="text">
      <style:text-properties fo:font-weight="normal" officeooo:rsid="016e17e7" style:font-weight-asian="normal" style:font-weight-complex="normal"/>
    </style:style>
    <style:style style:name="T164" style:family="text">
      <style:text-properties officeooo:rsid="001c5ad4"/>
    </style:style>
    <style:style style:name="T165" style:family="text">
      <style:text-properties officeooo:rsid="00114b91"/>
    </style:style>
    <style:style style:name="T166" style:family="text">
      <style:text-properties officeooo:rsid="001e9fb4"/>
    </style:style>
    <style:style style:name="T167" style:family="text">
      <style:text-properties officeooo:rsid="0022982b"/>
    </style:style>
    <style:style style:name="T168" style:family="text">
      <style:text-properties officeooo:rsid="001d8000"/>
    </style:style>
    <style:style style:name="T169" style:family="text">
      <style:text-properties officeooo:rsid="004dcd95"/>
    </style:style>
    <style:style style:name="T170" style:family="text">
      <style:text-properties officeooo:rsid="005b1887"/>
    </style:style>
    <style:style style:name="T171" style:family="text">
      <style:text-properties officeooo:rsid="005b5d22"/>
    </style:style>
    <style:style style:name="T172" style:family="text">
      <style:text-properties officeooo:rsid="00629f5b"/>
    </style:style>
    <style:style style:name="T173" style:family="text">
      <style:text-properties style:font-name="Liberation Sans1" fo:font-size="10pt" style:font-size-asian="10pt" style:font-size-complex="10pt"/>
    </style:style>
    <style:style style:name="T174" style:family="text">
      <style:text-properties style:font-name="Liberation Sans1" fo:font-size="10pt" officeooo:rsid="014aa873" style:font-size-asian="10pt" style:font-size-complex="10pt"/>
    </style:style>
    <style:style style:name="T175" style:family="text">
      <style:text-properties style:font-name="Liberation Sans1" fo:font-size="10pt" officeooo:rsid="014f4f46" style:font-size-asian="10pt" style:font-size-complex="10pt"/>
    </style:style>
    <style:style style:name="T176" style:family="text">
      <style:text-properties style:font-name="Liberation Sans1" fo:font-size="10pt" officeooo:rsid="01826859" style:font-size-asian="10pt" style:font-size-complex="10pt"/>
    </style:style>
    <style:style style:name="T177" style:family="text">
      <style:text-properties style:font-name="Liberation Sans1" fo:font-size="10pt" officeooo:rsid="018482fb" style:font-size-asian="10pt" style:font-size-complex="10pt"/>
    </style:style>
    <style:style style:name="T178" style:family="text">
      <style:text-properties style:font-name="Liberation Sans1" fo:font-size="10pt" officeooo:rsid="018cdec6" style:font-size-asian="10pt" style:font-size-complex="10pt"/>
    </style:style>
    <style:style style:name="T179" style:family="text">
      <style:text-properties style:font-name="Liberation Sans1" fo:font-size="10pt" style:font-size-asian="8.75pt" style:font-size-complex="10pt"/>
    </style:style>
    <style:style style:name="T180" style:family="text">
      <style:text-properties style:font-name="Liberation Sans1" fo:font-size="10pt" officeooo:rsid="00987bcd" style:font-size-asian="8.75pt" style:font-size-complex="10pt"/>
    </style:style>
    <style:style style:name="T181" style:family="text">
      <style:text-properties style:font-name="Liberation Sans1" fo:font-size="10pt" officeooo:rsid="0099a6c3" style:font-size-asian="8.75pt" style:font-size-complex="10pt"/>
    </style:style>
    <style:style style:name="T182" style:family="text">
      <style:text-properties style:font-name="Liberation Sans1" fo:font-size="10pt" fo:language="en" fo:country="US" style:font-size-asian="10pt" style:font-size-complex="10pt"/>
    </style:style>
    <style:style style:name="T183" style:family="text">
      <style:text-properties style:font-name="Liberation Sans1" fo:font-size="10pt" fo:language="en" fo:country="US" officeooo:rsid="0077f63c" style:font-size-asian="10pt" style:font-size-complex="10pt"/>
    </style:style>
    <style:style style:name="T184" style:family="text">
      <style:text-properties style:font-name="Liberation Sans1" fo:font-size="10pt" fo:language="en" fo:country="US" officeooo:rsid="01248f82" style:font-size-asian="10pt" style:font-size-complex="10pt"/>
    </style:style>
    <style:style style:name="T185" style:family="text">
      <style:text-properties style:font-name="Liberation Sans1" fo:font-size="10pt" fo:language="en" fo:country="US" officeooo:rsid="00a0b0a1" style:font-size-asian="10pt" style:font-size-complex="10pt"/>
    </style:style>
    <style:style style:name="T186" style:family="text">
      <style:text-properties style:font-name="Liberation Sans1" fo:font-size="10pt" fo:language="en" fo:country="US" officeooo:rsid="005b5d22" style:font-size-asian="10pt" style:font-size-complex="10pt"/>
    </style:style>
    <style:style style:name="T187" style:family="text">
      <style:text-properties style:font-name="Liberation Sans1" fo:font-size="10pt" fo:language="en" fo:country="US" officeooo:rsid="0129897a" style:font-size-asian="10pt" style:font-size-complex="10pt"/>
    </style:style>
    <style:style style:name="T188" style:family="text">
      <style:text-properties style:font-name="Liberation Sans1" fo:font-size="10pt" fo:language="en" fo:country="US" officeooo:rsid="00c5d08a" style:font-size-asian="10pt" style:font-size-complex="10pt"/>
    </style:style>
    <style:style style:name="T189" style:family="text">
      <style:text-properties style:font-name="Liberation Sans1" fo:font-size="10pt" fo:language="en" fo:country="US" officeooo:rsid="00844f6b" style:font-size-asian="10pt" style:font-size-complex="10pt"/>
    </style:style>
    <style:style style:name="T190" style:family="text">
      <style:text-properties style:font-name="Liberation Sans1" fo:font-size="10pt" fo:language="en" fo:country="US" officeooo:rsid="012e4e51" style:font-size-asian="10pt" style:font-size-complex="10pt"/>
    </style:style>
    <style:style style:name="T191" style:family="text">
      <style:text-properties style:font-name="Liberation Sans1" fo:font-size="10pt" fo:language="en" fo:country="US" officeooo:rsid="01340ac9" style:font-size-asian="10pt" style:font-size-complex="10pt"/>
    </style:style>
    <style:style style:name="T192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3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4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5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96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199" style:family="text">
      <style:text-properties style:font-name="Liberation Sans1" fo:font-size="10pt" fo:language="en" fo:country="US" fo:background-color="#dde8cb" loext:char-shading-value="0" style:font-size-asian="10pt" style:font-size-complex="10pt"/>
    </style:style>
    <style:style style:name="T200" style:family="text">
      <style:text-properties style:font-name="Liberation Sans1" fo:font-size="10pt" fo:language="en" fo:country="US" officeooo:rsid="018fb9c4" fo:background-color="#dde8cb" loext:char-shading-value="0" style:font-size-asian="10pt" style:font-size-complex="10pt"/>
    </style:style>
    <style:style style:name="T201" style:family="text">
      <style:text-properties style:font-name="Liberation Sans1" fo:font-size="10pt" fo:background-color="#dde8cb" loext:char-shading-value="0" style:font-size-asian="10pt" style:font-size-complex="10pt"/>
    </style:style>
    <style:style style:name="T202" style:family="text">
      <style:text-properties style:font-name="Liberation Sans1" officeooo:rsid="00d14837"/>
    </style:style>
    <style:style style:name="T203" style:family="text">
      <style:text-properties style:font-name="Liberation Sans1" fo:language="en" fo:country="US" fo:font-weight="bold" style:font-weight-asian="bold" style:font-weight-complex="bold"/>
    </style:style>
    <style:style style:name="T204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05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06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07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08" style:family="text">
      <style:text-properties style:font-name="Liberation Sans1" officeooo:rsid="00efb16a"/>
    </style:style>
    <style:style style:name="T209" style:family="text">
      <style:text-properties style:font-name="Liberation Sans1" officeooo:rsid="00f13f31"/>
    </style:style>
    <style:style style:name="T210" style:family="text">
      <style:text-properties style:font-name="Liberation Sans1" officeooo:rsid="0103cf83"/>
    </style:style>
    <style:style style:name="T211" style:family="text">
      <style:text-properties style:font-name="Liberation Sans1" officeooo:rsid="013bf727"/>
    </style:style>
    <style:style style:name="T212" style:family="text">
      <style:text-properties style:font-name="Liberation Sans1" officeooo:rsid="0167ec1f"/>
    </style:style>
    <style:style style:name="T213" style:family="text">
      <style:text-properties officeooo:rsid="006381b9"/>
    </style:style>
    <style:style style:name="T214" style:family="text">
      <style:text-properties officeooo:rsid="0069ece3"/>
    </style:style>
    <style:style style:name="T215" style:family="text">
      <style:text-properties officeooo:rsid="0077f63c"/>
    </style:style>
    <style:style style:name="T216" style:family="text">
      <style:text-properties officeooo:rsid="0091ed21"/>
    </style:style>
    <style:style style:name="T217" style:family="text">
      <style:text-properties officeooo:rsid="00921dfb"/>
    </style:style>
    <style:style style:name="T218" style:family="text">
      <style:text-properties officeooo:rsid="00987bcd"/>
    </style:style>
    <style:style style:name="T219" style:family="text">
      <style:text-properties style:font-name="Liberation Sans" style:font-name-asian="Liberation Sans" style:font-name-complex="Liberation Sans"/>
    </style:style>
    <style:style style:name="T220" style:family="text">
      <style:text-properties style:font-name-asian="Noto Sans CJK SC Regular" style:font-name-complex="FreeSans2"/>
    </style:style>
    <style:style style:name="T221" style:family="text">
      <style:text-properties officeooo:rsid="014f4f46" style:font-name-asian="Noto Sans CJK SC Regular" style:font-name-complex="FreeSans2"/>
    </style:style>
    <style:style style:name="T222" style:family="text">
      <style:text-properties officeooo:rsid="009f2cb1"/>
    </style:style>
    <style:style style:name="T223" style:family="text">
      <style:text-properties officeooo:rsid="00a444b7"/>
    </style:style>
    <style:style style:name="T224" style:family="text">
      <style:text-properties officeooo:rsid="00b00c00"/>
    </style:style>
    <style:style style:name="T225" style:family="text">
      <style:text-properties officeooo:rsid="00ba84d9"/>
    </style:style>
    <style:style style:name="T226" style:family="text">
      <style:text-properties officeooo:rsid="00c49749"/>
    </style:style>
    <style:style style:name="T227" style:family="text">
      <style:text-properties officeooo:rsid="00c6c305"/>
    </style:style>
    <style:style style:name="T228" style:family="text">
      <style:text-properties officeooo:rsid="00cf48e9"/>
    </style:style>
    <style:style style:name="T229" style:family="text">
      <style:text-properties fo:language="en" fo:country="US"/>
    </style:style>
    <style:style style:name="T230" style:family="text">
      <style:text-properties fo:language="en" fo:country="US" officeooo:rsid="00986910"/>
    </style:style>
    <style:style style:name="T231" style:family="text">
      <style:text-properties fo:language="en" fo:country="US" officeooo:rsid="00ec19a8"/>
    </style:style>
    <style:style style:name="T232" style:family="text">
      <style:text-properties fo:language="en" fo:country="US" officeooo:rsid="00fbbd8e"/>
    </style:style>
    <style:style style:name="T233" style:family="text">
      <style:text-properties officeooo:rsid="00ec19a8"/>
    </style:style>
    <style:style style:name="T234" style:family="text">
      <style:text-properties officeooo:rsid="00f13f31"/>
    </style:style>
    <style:style style:name="T235" style:family="text">
      <style:text-properties officeooo:rsid="00f2c970"/>
    </style:style>
    <style:style style:name="T236" style:family="text">
      <style:text-properties officeooo:rsid="0100c081"/>
    </style:style>
    <style:style style:name="T237" style:family="text">
      <style:text-properties officeooo:rsid="0103cf83"/>
    </style:style>
    <style:style style:name="T238" style:family="text">
      <style:text-properties officeooo:rsid="0112266d"/>
    </style:style>
    <style:style style:name="T239" style:family="text">
      <style:text-properties officeooo:rsid="012e4e51"/>
    </style:style>
    <style:style style:name="T240" style:family="text">
      <style:text-properties officeooo:rsid="01248f82"/>
    </style:style>
    <style:style style:name="T241" style:family="text">
      <style:text-properties officeooo:rsid="0129897a"/>
    </style:style>
    <style:style style:name="T242" style:family="text">
      <style:text-properties officeooo:rsid="00a0b0a1"/>
    </style:style>
    <style:style style:name="T243" style:family="text">
      <style:text-properties officeooo:rsid="0064d661"/>
    </style:style>
    <style:style style:name="T244" style:family="text">
      <style:text-properties officeooo:rsid="013bf727"/>
    </style:style>
    <style:style style:name="T245" style:family="text">
      <style:text-properties officeooo:rsid="00d14837"/>
    </style:style>
    <style:style style:name="T246" style:family="text">
      <style:text-properties officeooo:rsid="00efb16a"/>
    </style:style>
    <style:style style:name="T247" style:family="text">
      <style:text-properties officeooo:rsid="013d1165"/>
    </style:style>
    <style:style style:name="T248" style:family="text">
      <style:text-properties officeooo:rsid="013d689d"/>
    </style:style>
    <style:style style:name="T249" style:family="text">
      <style:text-properties officeooo:rsid="013e0316"/>
    </style:style>
    <style:style style:name="T250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51" style:family="text">
      <style:text-properties officeooo:rsid="013fe9ec"/>
    </style:style>
    <style:style style:name="T252" style:family="text">
      <style:text-properties officeooo:rsid="014aa873"/>
    </style:style>
    <style:style style:name="T253" style:family="text">
      <style:text-properties officeooo:rsid="012ed03c"/>
    </style:style>
    <style:style style:name="T254" style:family="text">
      <style:text-properties officeooo:rsid="014f4f46"/>
    </style:style>
    <style:style style:name="T255" style:family="text">
      <style:text-properties officeooo:rsid="0167ec1f"/>
    </style:style>
    <style:style style:name="T256" style:family="text">
      <style:text-properties officeooo:rsid="016e17e7"/>
    </style:style>
    <style:style style:name="T257" style:family="text">
      <style:text-properties officeooo:rsid="014c70bc"/>
    </style:style>
    <style:style style:name="T258" style:family="text">
      <style:text-properties officeooo:rsid="01707387"/>
    </style:style>
    <style:style style:name="T259" style:family="text">
      <style:text-properties fo:background-color="#dde8cb" loext:char-shading-value="0"/>
    </style:style>
    <style:style style:name="T260" style:family="text">
      <style:text-properties officeooo:rsid="018482fb" fo:background-color="#dde8cb" loext:char-shading-value="0"/>
    </style:style>
    <style:style style:name="T261" style:family="text">
      <style:text-properties fo:background-color="#ffffd7" loext:char-shading-value="0"/>
    </style:style>
    <style:style style:name="T262" style:family="text">
      <style:text-properties officeooo:rsid="013fe9ec" fo:background-color="#ffffd7" loext:char-shading-value="0"/>
    </style:style>
    <style:style style:name="T263" style:family="text">
      <style:text-properties officeooo:rsid="018a7305"/>
    </style:style>
    <style:style style:name="T264" style:family="text">
      <style:text-properties officeooo:rsid="018c0b9b"/>
    </style:style>
    <style:style style:name="T265" style:family="text">
      <style:text-properties officeooo:rsid="018cdec6"/>
    </style:style>
    <style:style style:name="T266" style:family="text">
      <style:text-properties officeooo:rsid="019358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caling Definitions <text:line-break/></text:p>
      <text:p text:style-name="P55"/>
      <text:p text:style-name="P55"/>
      <text:p text:style-name="P55">1) Consensus <text:span text:style-name="T169">(Old) </text:span></text:p>
      <text:p text:style-name="P1"/>
      <text:p text:style-name="P2">Define</text:p>
      <text:p text:style-name="P1"/>
      <text:p text:style-name="P1">Z<text:span text:style-name="T62">M</text:span> = 300000 bytes ; Minimum penalty free zone.</text:p>
      <text:p text:style-name="P1"/>
      <text:p text:style-name="P1">M<text:span text:style-name="T62">B</text:span> = Block weight in bytes.</text:p>
      <text:p text:style-name="P1"/>
      <text:p text:style-name="P8">M<text:span text:style-name="T62">L</text:span> = The median over the last 100000 blocks of max((min (M<text:span text:style-name="T62">B</text:span> , <text:span text:style-name="T239">1.7</text:span>M<text:span text:style-name="T62">L</text:span>), Z<text:span text:style-name="T62">M</text:span> , M<text:span text:style-name="T62">L</text:span>/<text:span text:style-name="T239">1.7</text:span>) ; recursive calculation for M<text:span text:style-name="T62">L</text:span> with M<text:span text:style-name="T62">L</text:span> starting at <text:span text:style-name="T238">M</text:span><text:span text:style-name="T132">L</text:span> <text:span text:style-name="T238">of previous 100001 block (currently = Z</text:span><text:span text:style-name="T132">M</text:span><text:span text:style-name="T45">)</text:span>; <text:span text:style-name="T228">L</text:span>ong <text:span text:style-name="T222">t</text:span>erm <text:span text:style-name="T222">m</text:span>edian</text:p>
      <text:p text:style-name="P1"/>
      <text:p text:style-name="P8">M<text:span text:style-name="T62">L</text:span> ; <text:span text:style-name="T239">Dynamic p</text:span>enalty free zone.</text:p>
      <text:p text:style-name="P1"/>
      <text:p text:style-name="Standard"><text:span text:style-name="T182">M</text:span><text:span text:style-name="T100">S</text:span><text:span text:style-name="T182"> = the median over the last 100 blocks of max(M</text:span><text:span text:style-name="T100">B</text:span><text:span text:style-name="T182"> , </text:span><text:span text:style-name="T190">M</text:span><text:span text:style-name="T106">L</text:span><text:span text:style-name="T182">) ; </text:span><text:span text:style-name="T183">Effective s</text:span><text:span text:style-name="T182">hort term median.</text:span></text:p>
      <text:p text:style-name="P1"/>
      <text:p text:style-name="P3">M<text:span text:style-name="T62">N</text:span> = min(M<text:span text:style-name="T62">S</text:span> , 50M<text:span text:style-name="T62">L</text:span>) ; <text:span text:style-name="T214">Median for Penalty calculation.</text:span></text:p>
      <text:p text:style-name="P1"/>
      <text:p text:style-name="P1"/>
      <text:p text:style-name="P1">R<text:span text:style-name="T62">Base</text:span> = Block Reward.</text:p>
      <text:p text:style-name="P1"/>
      <text:p text:style-name="P4">0 &lt; M<text:span text:style-name="T62">B</text:span> <text:span text:style-name="T219">≤</text:span><text:span text:style-name="T220"> 2M</text:span><text:span text:style-name="T116">N</text:span><text:span text:style-name="T220"> ; Requirement for </text:span><text:span text:style-name="T221">a </text:span><text:span text:style-name="T220">valid block.</text:span></text:p>
      <text:p text:style-name="P1"/>
      <text:p text:style-name="P1">B = M<text:span text:style-name="T62">B</text:span> /M<text:span text:style-name="T62">N</text:span> - 1 where -1 <text:span text:style-name="T218">&lt;</text:span> B ≤ 1</text:p>
      <text:p text:style-name="P1"/>
      <text:p text:style-name="P1">P<text:span text:style-name="T62">B</text:span> = <text:s/>R<text:span text:style-name="T62">Base</text:span>B<text:span text:style-name="T149">2</text:span> <text:s text:c="2"/>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9"><text:tab/><text:tab/><text:tab/><text:tab/><text:tab/><text:tab/></text:p>
      <text:p text:style-name="P143"><text:span text:style-name="T204">Scaling </text:span><text:span text:style-name="T203">Definitions </text:span><text:span text:style-name="T205">(</text:span><text:span text:style-name="T207">17</text:span><text:span text:style-name="T151">th</text:span><text:span text:style-name="T207"> December</text:span><text:span text:style-name="T205"> 202</text:span><text:span text:style-name="T206">5</text:span><text:span text:style-name="T205"> </text:span><text:span text:style-name="T207">MRL meeting</text:span><text:span text:style-name="T205">)</text:span></text:p>
      <text:p text:style-name="P66"/>
      <text:p text:style-name="P54"/>
      <text:p text:style-name="P55">1) Consensus (New)</text:p>
      <text:p text:style-name="P1"/>
      <text:p text:style-name="P2">Define</text:p>
      <text:p text:style-name="P1"/>
      <text:p text:style-name="P142"><text:span text:style-name="T182">Z</text:span><text:span text:style-name="T100">M</text:span><text:span text:style-name="T182"> = </text:span><text:span text:style-name="T201">625000</text:span><text:span text:style-name="T182"> bytes ; Minimum penalty free zone.</text:span></text:p>
      <text:p text:style-name="P1"/>
      <text:p text:style-name="P1">M<text:span text:style-name="T62">B</text:span> = Block weight in bytes. </text:p>
      <text:p text:style-name="P1"/>
      <text:p text:style-name="P1">M<text:span text:style-name="T62">L</text:span> = The median over the last 100000 blocks of max((min (M<text:span text:style-name="T62">B</text:span> , <text:span text:style-name="T260">1.</text:span><text:span text:style-name="T259">2</text:span>M<text:span text:style-name="T62">L</text:span>), Z<text:span text:style-name="T62">M</text:span> , M<text:span text:style-name="T62">L</text:span>/<text:span text:style-name="T260">1.</text:span><text:span text:style-name="T259">2</text:span>) ; recursive calculation for M<text:span text:style-name="T62">L</text:span> with M<text:span text:style-name="T62">L</text:span> starting at <text:span text:style-name="T238">M</text:span><text:span text:style-name="T132">L</text:span> <text:span text:style-name="T238">of previous 100001 block (currently = Z</text:span><text:span text:style-name="T132">M</text:span><text:span text:style-name="T45">)</text:span>; <text:span text:style-name="T228">L</text:span>ong <text:span text:style-name="T222">t</text:span>erm <text:span text:style-name="T222">m</text:span>edian</text:p>
      <text:p text:style-name="P1"/>
      <text:p text:style-name="P8">M<text:span text:style-name="T62">L</text:span> ; <text:span text:style-name="T239">Dynamic p</text:span>enalty free zone.</text:p>
      <text:p text:style-name="P1"/>
      <text:p text:style-name="P12">M<text:span text:style-name="T62">S</text:span> = <text:span text:style-name="T263">T</text:span>he median over the last 100 blocks of M<text:span text:style-name="T62">B</text:span> ; <text:span text:style-name="T215"><text:s/></text:span><text:span text:style-name="T263">S</text:span>hort <text:span text:style-name="T264">T</text:span>erm <text:span text:style-name="T264">M</text:span>edian.</text:p>
      <text:p text:style-name="P1"/>
      <text:p text:style-name="P15"><text:span text:style-name="T214">M</text:span><text:span text:style-name="T112">N</text:span><text:span text:style-name="T214"> = m</text:span><text:span text:style-name="T263">in</text:span><text:span text:style-name="T239">(m</text:span><text:span text:style-name="T263">ax</text:span><text:span text:style-name="T214">(M</text:span><text:span text:style-name="T148">S</text:span><text:span text:style-name="T214"> , </text:span><text:span text:style-name="T239">M</text:span><text:span text:style-name="T147">L</text:span><text:span text:style-name="T61">) ,</text:span><text:span text:style-name="T214"> </text:span><text:span text:style-name="T263">8</text:span><text:span text:style-name="T225">M</text:span><text:span text:style-name="T118">L</text:span><text:span text:style-name="T214">); Median for Penalty </text:span><text:span text:style-name="T265">C</text:span><text:span text:style-name="T214">alculation.</text:span></text:p>
      <text:p text:style-name="P1"/>
      <text:p text:style-name="P1">R<text:span text:style-name="T62">Base</text:span> = Block Reward.</text:p>
      <text:p text:style-name="P1"/>
      <text:p text:style-name="P5">0 &lt; M<text:span text:style-name="T62">B</text:span> <text:span text:style-name="T219">≤ </text:span><text:span text:style-name="T220">2M</text:span><text:span text:style-name="T116">N</text:span><text:span text:style-name="T220">, </text:span><text:span text:style-name="T51"><text:s/></text:span><text:span text:style-name="T220">; Requirement for valid block.</text:span></text:p>
      <text:p text:style-name="P6"/>
      <text:p text:style-name="P1">B = M<text:span text:style-name="T62">B</text:span> /M<text:span text:style-name="T62">N</text:span> - 1 where -1 <text:span text:style-name="T218">&lt;</text:span> B ≤ 1</text:p>
      <text:p text:style-name="P1"/>
      <text:p text:style-name="P1">P<text:span text:style-name="T62">B</text:span> = <text:s/>R<text:span text:style-name="T62">Base</text:span>B<text:span text:style-name="T149">2</text:span> 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26">Changes</text:p>
      <text:p text:style-name="P117"/>
      <text:p text:style-name="P130"><text:span text:style-name="T177">1</text:span><text:span text:style-name="T174">) </text:span><text:span text:style-name="T173">Maximum growth of M</text:span><text:span text:style-name="T89">S</text:span><text:span text:style-name="T173"> is reduced from 50M</text:span><text:span text:style-name="T89">L</text:span><text:span text:style-name="T173"> to </text:span><text:span text:style-name="T176">8</text:span><text:span text:style-name="T173">M</text:span><text:span text:style-name="T89">L</text:span><text:span text:style-name="T21"> </text:span></text:p>
      <text:p text:style-name="P129"><text:span text:style-name="T174">3</text:span><text:span text:style-name="T173">) Rate of growth and decline of M</text:span><text:span text:style-name="T89">L</text:span><text:span text:style-name="T173"> is </text:span><text:span text:style-name="T177">de</text:span><text:span text:style-name="T173">creased from 1.</text:span><text:span text:style-name="T177">7</text:span><text:span text:style-name="T173">x to </text:span><text:span text:style-name="T177">1.</text:span><text:span text:style-name="T173">2x</text:span></text:p>
      <text:p text:style-name="P132"><text:span text:style-name="T175">4</text:span><text:span text:style-name="T173">) Z</text:span><text:span text:style-name="T89">M</text:span><text:span text:style-name="T173"> is increased from 300000 bytes to </text:span><text:span text:style-name="T201">625000</text:span><text:span text:style-name="T173"> bytes</text:span></text:p>
      <text:p text:style-name="P133"><text:span text:style-name="T173">5) Definition change to reflect the code. </text:span><text:span text:style-name="T178">Also M</text:span><text:span text:style-name="T92">N</text:span><text:span text:style-name="T178"> is added to the transitional consideration and M</text:span><text:span text:style-name="T92">SW</text:span><text:span text:style-name="T178"> removed M</text:span><text:span text:style-name="T92">SW</text:span><text:span text:style-name="T178"> is no longer relevant since the short term median is no longer used for the fee calculation. </text:span></text:p>
      <text:p text:style-name="P13"/>
      <text:p text:style-name="P14"/>
      <text:p text:style-name="P14"/>
      <text:p text:style-name="P14"/>
      <text:p text:style-name="P1"/>
      <text:p text:style-name="P10"/>
      <text:p text:style-name="P11"/>
      <text:p text:style-name="P57"><text:span text:style-name="T54">2</text:span><text:span text:style-name="T55">a</text:span><text:span text:style-name="T54">) </text:span><text:span text:style-name="T56">M</text:span><text:span text:style-name="T53">inimum Fee </text:span><text:span text:style-name="T57">For </text:span><text:span text:style-name="T53">Node </text:span><text:span text:style-name="T58">Relay</text:span><text:span text:style-name="T53"> </text:span><text:span text:style-name="T59">(</text:span><text:span text:style-name="T60">O</text:span><text:span text:style-name="T59">ld)</text:span><text:span text:style-name="T19"> </text:span></text:p>
      <text:p text:style-name="P67"/>
      <text:p text:style-name="P141"><text:span text:style-name="T37">W</text:span><text:span text:style-name="T39">e add a, penalty attracting, transaction T with a size of T</text:span><text:span text:style-name="T102">T </text:span><text:span text:style-name="T181">to </text:span><text:span text:style-name="T180">a block of weight M</text:span><text:span text:style-name="T93">B</text:span><text:span text:style-name="T180"> </text:span><text:span text:style-name="T38"><text:s/></text:span></text:p>
      <text:p text:style-name="P90"/>
      <text:p text:style-name="P92">Define</text:p>
      <text:p text:style-name="P92"/>
      <text:p text:style-name="P45">T<text:span text:style-name="T62">R</text:span> = <text:span text:style-name="T224">3</text:span>000 bytes ; Reference Transaction weight. <text:span text:style-name="T228">Note: </text:span>T<text:span text:style-name="T62">R</text:span> <text:span text:style-name="T228">must be greater than T</text:span><text:span text:style-name="T127">2</text:span><text:span text:style-name="T228">. T</text:span><text:span text:style-name="T127">2</text:span><text:span text:style-name="T228"> equals the we</text:span>ight in bytes of a 2 input and 2 output transaction.</text:p>
      <text:p text:style-name="P92"/>
      <text:p text:style-name="P37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90"/>
      <text:p text:style-name="P37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90"/>
      <text:p text:style-name="P37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90"/>
      <text:p text:style-name="P37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90"/>
      <text:p text:style-name="P100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101"/>
      <text:p text:style-name="P79"><text:span text:style-name="T164">M</text:span><text:span text:style-name="T82">F</text:span><text:span text:style-name="T164"> <text:s/>= <text:s/>M</text:span><text:span text:style-name="T82">L</text:span><text:span text:style-name="T164"> ; Median for minimum fee calculation<text:line-break/></text:span></text:p>
      <text:p text:style-name="P112">To calculate the minimum fee <text:span text:style-name="T223">we consider a transaction of weight T</text:span><text:span text:style-name="T117">R</text:span><text:span text:style-name="T223"> at the start of the penalty, B = 0 with M</text:span><text:span text:style-name="T117">N</text:span><text:span text:style-name="T223"> = M</text:span><text:span text:style-name="T131">F</text:span><text:span text:style-name="T223"> 95% of the fee required to pay the penalty incurred is the minimum fee. </text:span></text:p>
      <text:p text:style-name="P82"/>
      <text:p text:style-name="P38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10"/>
      <text:p text:style-name="P102"><text:span text:style-name="T165">F</text:span><text:span text:style-name="T81">R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102"/>
      <text:p text:style-name="P102"><text:span text:style-name="T166">f</text:span><text:span text:style-name="T81">R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102"/>
      <text:p text:style-name="P102"><text:span text:style-name="T166">f</text:span><text:span text:style-name="T123">I</text:span><text:span text:style-name="T166"> = 0.95f</text:span><text:span text:style-name="T83">R</text:span><text:span text:style-name="T166"> </text:span><text:span text:style-name="T167"><text:s/>; Minimum fee per byte</text:span></text:p>
      <text:p text:style-name="P135"/>
      <text:p text:style-name="P69"/>
      <text:p text:style-name="P64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68"/>
      <text:p text:style-name="P136"><text:span text:style-name="T37">W</text:span><text:span text:style-name="T38">e add a, penalty attracting, transaction T with a size of T</text:span><text:span text:style-name="T101">T </text:span><text:span text:style-name="T179"><text:s/></text:span><text:span text:style-name="T180">to a block of weight M</text:span><text:span text:style-name="T93">B</text:span><text:span text:style-name="T180"> </text:span><text:span text:style-name="T38"><text:s/></text:span></text:p>
      <text:p text:style-name="P85"/>
      <text:p text:style-name="P91">Define</text:p>
      <text:p text:style-name="P91"/>
      <text:p text:style-name="P45">T<text:span text:style-name="T62">R</text:span> = <text:span text:style-name="T239">10</text:span>000 bytes ; Reference Transaction weight. <text:span text:style-name="T228">Note: </text:span>T<text:span text:style-name="T62">R</text:span> <text:span text:style-name="T228">must be greater than T</text:span><text:span text:style-name="T127">2</text:span><text:span text:style-name="T228">. T</text:span><text:span text:style-name="T127">2</text:span><text:span text:style-name="T228"> equals the we</text:span>ight in bytes of a 2 input and 2 output transaction. </text:p>
      <text:p text:style-name="P91"/>
      <text:p text:style-name="P31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85"/>
      <text:p text:style-name="P32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86"/>
      <text:p text:style-name="P32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85"/>
      <text:p text:style-name="P33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85"/>
      <text:p text:style-name="P93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87"/>
      <text:p text:style-name="P104"><text:span text:style-name="T152">M</text:span><text:span text:style-name="T63">F</text:span><text:span text:style-name="T152"> = <text:s/></text:span>M<text:span text:style-name="T62">L</text:span> <text:span text:style-name="T236"><text:s/></text:span>; Median for <text:span text:style-name="T168">minimum </text:span>fee calculation</text:p>
      <text:p text:style-name="P104"/>
      <text:p text:style-name="P111">To calculate the minimum fee <text:span text:style-name="T223">we consider a transaction of weight T</text:span><text:span text:style-name="T117">R</text:span><text:span text:style-name="T223"> at the start of the penalty, B = 0 with M</text:span><text:span text:style-name="T117">N</text:span><text:span text:style-name="T223"> = M</text:span><text:span text:style-name="T131">F</text:span><text:span text:style-name="T223"> </text:span><text:span text:style-name="T252">100</text:span><text:span text:style-name="T223">% of the fee required to pay the penalty incurred is the minimum fee. </text:span></text:p>
      <text:p text:style-name="P105"/>
      <text:p text:style-name="P34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06"/>
      <text:p text:style-name="P94"><text:span text:style-name="T165">F</text:span><text:span text:style-name="T81">R</text:span><text:span text:style-name="T133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95"/>
      <text:p text:style-name="P94"><text:span text:style-name="T166">f</text:span><text:span text:style-name="T81">R</text:span><text:span text:style-name="T133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95"/>
      <text:p text:style-name="P96"><text:span text:style-name="T166">f</text:span><text:span text:style-name="T123">I</text:span><text:span text:style-name="T133">L</text:span><text:span text:style-name="T166"> = f</text:span><text:span text:style-name="T83">R</text:span><text:span text:style-name="T141">L</text:span><text:span text:style-name="T79"> </text:span><text:span text:style-name="T167"><text:s/>; Minimum fee per byte</text:span></text:p>
      <text:p text:style-name="P96"/>
      <text:p text:style-name="P83"/>
      <text:p text:style-name="P115">Changes</text:p>
      <text:p text:style-name="P71"/>
      <text:p text:style-name="P40"><text:span text:style-name="T254">1</text:span>) T<text:span text:style-name="T62">R</text:span> is increased from <text:span text:style-name="T253">3000 bytes to 10000 bytes. </text:span><text:span text:style-name="T254">For clarity </text:span>T<text:span text:style-name="T62">R</text:span><text:span text:style-name="T254"> is defined outside of consensus.</text:span></text:p>
      <text:p text:style-name="P39">2) There is no reduction to 95% of the minimum fee. This is all now handled on the wallet side.</text:p>
      <text:p text:style-name="P60"><text:span text:style-name="T237">2b</text:span>) Wallet Fees (<text:span text:style-name="T172">Old</text:span>)</text:p>
      <text:p text:style-name="P61"/>
      <text:p text:style-name="P53"><text:span text:style-name="T155">For the calculation of wallet fees we assume that the next 10 blocks have no transactions, other than the coinba</text:span><text:span text:style-name="T156">se</text:span><text:span text:style-name="T155"> transaction, </text:span><text:span text:style-name="T157">the empty blocks,</text:span><text:span text:style-name="T155"> We then calculate M</text:span><text:span text:style-name="T70">LW</text:span><text:span text:style-name="T155"> </text:span><text:span text:style-name="T162">and M</text:span><text:span text:style-name="T73">SW</text:span><text:span text:style-name="T162"> </text:span><text:span text:style-name="T155">by following the calculation of M</text:span><text:span text:style-name="T71">L</text:span><text:span text:style-name="T155"> </text:span><text:span text:style-name="T162">and M</text:span><text:span text:style-name="T73">S</text:span><text:span text:style-name="T162"> </text:span><text:span text:style-name="T155">at this future point. </text:span><text:span text:style-name="T158">We use the previous </text:span><text:span text:style-name="T159">99990</text:span><text:span text:style-name="T158"> blocks and the future 10 empty blocks </text:span><text:span text:style-name="T160">(100000 blocks) for M</text:span><text:span text:style-name="T72">L</text:span><text:span text:style-name="T6"> </text:span><text:span text:style-name="T7">and the previous 90 blocks and future 10 blocks (100) blocks for M</text:span><text:span text:style-name="T73">S</text:span><text:span text:style-name="T7">.</text:span></text:p>
      <text:p text:style-name="P41"/>
      <text:p text:style-name="P41">Define</text:p>
      <text:p text:style-name="P41"/>
      <text:p text:style-name="P53">M<text:span text:style-name="T62">B</text:span><text:span text:style-name="T85">W</text:span> = <text:span text:style-name="T240">M</text:span><text:span text:style-name="T134">B</text:span><text:span text:style-name="T46"> for the last 99990 blocks<text:line-break/>M</text:span><text:span text:style-name="T134">B</text:span><text:span text:style-name="T85">W</text:span><text:span text:style-name="T46"> = 0 for the future 10 blocks; A value of 0 bytes </text:span><text:span text:style-name="T47">can be</text:span><text:span text:style-name="T46"> used for the empty blocks for the purposes of calculating M</text:span><text:span text:style-name="T134">LW</text:span><text:span text:style-name="T46">.</text:span></text:p>
      <text:p text:style-name="P46"/>
      <text:p text:style-name="P53">M<text:span text:style-name="T62">L</text:span><text:span text:style-name="T85">W</text:span> = The median over the <text:span text:style-name="T240">l</text:span>ast <text:span text:style-name="T240">99990</text:span> blocks <text:span text:style-name="T240">and future 10 blocks </text:span><text:span text:style-name="T241">(100000 blocks)</text:span> of max((min (M<text:span text:style-name="T62">B</text:span><text:span text:style-name="T86">W</text:span> , 2M<text:span text:style-name="T62">L</text:span>), Z<text:span text:style-name="T62">M</text:span> , M<text:span text:style-name="T62">L</text:span>/2) ; <text:s/><text:span text:style-name="T240">The current value of M</text:span><text:span text:style-name="T134">L</text:span><text:span text:style-name="T240"> from consensus is used; </text:span><text:span text:style-name="T242">Effective l</text:span>ong <text:span text:style-name="T242">t</text:span>erm <text:span text:style-name="T242">m</text:span>edian <text:span text:style-name="T171">for wallet fees</text:span></text:p>
      <text:p text:style-name="P42"/>
      <text:p text:style-name="P47">M<text:span text:style-name="T62">L</text:span><text:span text:style-name="T86">W</text:span> ; <text:span text:style-name="T226">P</text:span>enalty free zone <text:span text:style-name="T171">for wallet fees </text:span></text:p>
      <text:p text:style-name="P42"/>
      <text:p text:style-name="P137"><text:span text:style-name="T182">M</text:span><text:span text:style-name="T100">S</text:span><text:span text:style-name="T105">W</text:span><text:span text:style-name="T182"> = the median over the </text:span><text:span text:style-name="T187">l</text:span><text:span text:style-name="T182">ast </text:span><text:span text:style-name="T187">9</text:span><text:span text:style-name="T182">0 blocks </text:span><text:span text:style-name="T187">and future 10 blocks</text:span><text:span text:style-name="T182"> </text:span><text:span text:style-name="T187">(100 blocks) </text:span><text:span text:style-name="T182">of max</text:span><text:span text:style-name="T188">(</text:span><text:span text:style-name="T35">M</text:span><text:span text:style-name="T96">B</text:span><text:span text:style-name="T97">W</text:span><text:span text:style-name="T35"> , M</text:span><text:span text:style-name="T98">L</text:span><text:span text:style-name="T97">W</text:span><text:span text:style-name="T35">)</text:span><text:span text:style-name="T182">; </text:span><text:span text:style-name="T189">Effective s</text:span><text:span text:style-name="T182">hort term median </text:span><text:span text:style-name="T189">for wallet fees</text:span><text:span text:style-name="T182"> </text:span></text:p>
      <text:p text:style-name="P48"/>
      <text:p text:style-name="P72">M<text:span text:style-name="T62">N</text:span><text:span text:style-name="T112">W</text:span> = <text:span text:style-name="T227">min(</text:span>M<text:span text:style-name="T62">S</text:span><text:span text:style-name="T112">W</text:span><text:span text:style-name="T214"> , 50M</text:span><text:span text:style-name="T112">LW</text:span><text:span text:style-name="T214">)</text:span></text:p>
      <text:p text:style-name="P107"/>
      <text:p text:style-name="P43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42"/>
      <text:p text:style-name="P35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the low and normal fees</text:span></text:p>
      <text:p text:style-name="P77"/>
      <text:p text:style-name="P88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the medium and high fees</text:span></text:p>
      <text:p text:style-name="P107"/>
      <text:p text:style-name="P97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transaction fee for reference transaction</text:span></text:p>
      <text:p text:style-name="P97"/>
      <text:p text:style-name="P97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transaction fee per byte for a given M</text:span><text:span text:style-name="T80">F</text:span><text:span text:style-name="T88">W</text:span></text:p>
      <text:p text:style-name="P97"/>
      <text:p text:style-name="P73"><text:span text:style-name="T166">f</text:span><text:span text:style-name="T121">N</text:span><text:span text:style-name="T166"> = 4f</text:span><text:span text:style-name="T121">L</text:span><text:span text:style-name="T166"> <text:s/>;Normal transaction fee per byte for a given M</text:span><text:span text:style-name="T80">F</text:span><text:span text:style-name="T88">W</text:span></text:p>
      <text:p text:style-name="P73"/>
      <text:p text:style-name="P73"><text:span text:style-name="T166">f</text:span><text:span text:style-name="T88">M</text:span><text:span text:style-name="T166"> = 16</text:span><text:span text:style-name="T88"> </text:span><text:span text:style-name="T166">R</text:span><text:span text:style-name="T78">B</text:span><text:span text:style-name="T77">ase</text:span><text:span text:style-name="T165">B</text:span><text:span text:style-name="T81">R</text:span><text:span text:style-name="T165">/M</text:span><text:span text:style-name="T80">F</text:span><text:span text:style-name="T88">W</text:span><text:span text:style-name="T166"> <text:s/>; Medium Transaction fee per byte for a given M</text:span><text:span text:style-name="T80">F</text:span><text:span text:style-name="T88">W</text:span></text:p>
      <text:p text:style-name="P73"/>
      <text:p text:style-name="P47"><text:span text:style-name="T44">f</text:span><text:span text:style-name="T111">P</text:span><text:span text:style-name="T44"> = 2R</text:span><text:span text:style-name="T78">B</text:span><text:span text:style-name="T77">ase</text:span><text:span text:style-name="T9">/M</text:span><text:span text:style-name="T112">N</text:span><text:span text:style-name="T62">W</text:span><text:span text:style-name="T9"> </text:span><text:span text:style-name="T20">= f</text:span><text:span text:style-name="T121">M</text:span><text:span text:style-name="T49">M</text:span><text:span text:style-name="T114">FW</text:span><text:span text:style-name="T49">/(</text:span><text:span text:style-name="T50">8</text:span><text:span text:style-name="T49">B</text:span><text:span text:style-name="T115">R</text:span><text:span text:style-name="T49">M</text:span><text:span text:style-name="T112">N</text:span><text:span text:style-name="T114">W</text:span><text:span text:style-name="T49">)</text:span><text:span text:style-name="T9">; </text:span><text:span text:style-name="T20">Maximum Penalty (B =1)</text:span><text:span text:style-name="T9"> Transaction fee per byte for a given M</text:span><text:span text:style-name="T112">N</text:span><text:span text:style-name="T88">W</text:span></text:p>
      <text:p text:style-name="P97"/>
      <text:p text:style-name="P47"><text:span text:style-name="T213">f</text:span><text:span text:style-name="T114">H</text:span><text:span text:style-name="T213"> = 4f</text:span><text:span text:style-name="T136">M</text:span><text:span text:style-name="T213">max (1, M</text:span><text:span text:style-name="T114">FW</text:span><text:span text:style-name="T213">/(32B</text:span><text:span text:style-name="T122">R</text:span><text:span text:style-name="T213">M</text:span><text:span text:style-name="T113">N</text:span><text:span text:style-name="T114">W</text:span><text:span text:style-name="T213">)</text:span><text:span text:style-name="T243">);</text:span><text:span text:style-name="T213"> High </text:span><text:span text:style-name="T154">Transaction fee per </text:span><text:span text:style-name="T161">byte</text:span></text:p>
      <text:p text:style-name="P113"><text:s/></text:p>
      <text:p text:style-name="P114"/>
      <text:p text:style-name="P98"/>
      <text:p text:style-name="P59"><text:span text:style-name="T237">2b</text:span>) Wallet Fees (<text:span text:style-name="T170">New)</text:span></text:p>
      <text:p text:style-name="P65"/>
      <text:p text:style-name="P138"><text:span text:style-name="T192">For the calculation of wallet fees we assume that the next 10</text:span><text:span text:style-name="T198">00</text:span><text:span text:style-name="T192"> blocks have no transactions, other than the coinba</text:span><text:span text:style-name="T193">se</text:span><text:span text:style-name="T192"> transaction, </text:span><text:span text:style-name="T194">the empty blocks,</text:span><text:span text:style-name="T192"> We then calculate M</text:span><text:span text:style-name="T94">LW</text:span><text:span text:style-name="T192"> by following the calculation of M</text:span><text:span text:style-name="T95">L</text:span><text:span text:style-name="T192"> at this future point. </text:span><text:span text:style-name="T195">We use the previous </text:span><text:span text:style-name="T196">99</text:span><text:span text:style-name="T198">00</text:span><text:span text:style-name="T196">0</text:span><text:span text:style-name="T195"> blocks and the future 10</text:span><text:span text:style-name="T198">00</text:span><text:span text:style-name="T195"> empty blocks </text:span><text:span text:style-name="T197">(100000 blocks) for M</text:span><text:span text:style-name="T99">L</text:span><text:span text:style-name="T36">.</text:span><text:span text:style-name="T197"> </text:span></text:p>
      <text:p text:style-name="P16"/>
      <text:p text:style-name="P17"/>
      <text:p text:style-name="P17">Define </text:p>
      <text:p text:style-name="P17"/>
      <text:p text:style-name="P139"><text:span text:style-name="T182">M</text:span><text:span text:style-name="T100">B</text:span><text:span text:style-name="T104">W</text:span><text:span text:style-name="T182"> = </text:span><text:span text:style-name="T184">M</text:span><text:span text:style-name="T103">B</text:span><text:span text:style-name="T40"> for the last 99</text:span><text:span text:style-name="T43">00</text:span><text:span text:style-name="T40">0 blocks<text:line-break/>M</text:span><text:span text:style-name="T103">B</text:span><text:span text:style-name="T104">W</text:span><text:span text:style-name="T40"> = 0 for the future 10</text:span><text:span text:style-name="T43">00</text:span><text:span text:style-name="T40"> blocks; A value of 0 bytes </text:span><text:span text:style-name="T42">can be</text:span><text:span text:style-name="T40"> used for the empty blocks for the purposes of calculating M</text:span><text:span text:style-name="T103">LW</text:span><text:span text:style-name="T41">.</text:span></text:p>
      <text:p text:style-name="P49"/>
      <text:p text:style-name="P140"><text:span text:style-name="T182">M</text:span><text:span text:style-name="T100">L</text:span><text:span text:style-name="T104">W</text:span><text:span text:style-name="T182"> = The median over the </text:span><text:span text:style-name="T184">l</text:span><text:span text:style-name="T182">ast </text:span><text:span text:style-name="T184">99</text:span><text:span text:style-name="T191">00</text:span><text:span text:style-name="T184">0</text:span><text:span text:style-name="T182"> blocks </text:span><text:span text:style-name="T184">and future 1</text:span><text:span text:style-name="T191">00</text:span><text:span text:style-name="T184">0 blocks </text:span><text:span text:style-name="T187">(100000 blocks)</text:span><text:span text:style-name="T182"> of max((min (M</text:span><text:span text:style-name="T100">B</text:span><text:span text:style-name="T105">W</text:span><text:span text:style-name="T182"> , </text:span><text:span text:style-name="T200">1.</text:span><text:span text:style-name="T199">2</text:span><text:span text:style-name="T182">M</text:span><text:span text:style-name="T100">L</text:span><text:span text:style-name="T182">), Z</text:span><text:span text:style-name="T100">M</text:span><text:span text:style-name="T182"> , M</text:span><text:span text:style-name="T100">L</text:span><text:span text:style-name="T182">/</text:span><text:span text:style-name="T200">1.</text:span><text:span text:style-name="T199">2</text:span><text:span text:style-name="T182">) ; <text:s/></text:span><text:span text:style-name="T184">The current value of M</text:span><text:span text:style-name="T103">L</text:span><text:span text:style-name="T184"> from consensus is used; </text:span><text:span text:style-name="T185">Effective l</text:span><text:span text:style-name="T182">ong </text:span><text:span text:style-name="T185">t</text:span><text:span text:style-name="T182">erm </text:span><text:span text:style-name="T185">m</text:span><text:span text:style-name="T182">edian </text:span><text:span text:style-name="T186">for wallet fees</text:span></text:p>
      <text:p text:style-name="P49"/>
      <text:p text:style-name="P50">M<text:span text:style-name="T62">L</text:span><text:span text:style-name="T86">W</text:span> ; <text:span text:style-name="T226">P</text:span>enalty free zone <text:span text:style-name="T171">for wallet fees </text:span></text:p>
      <text:p text:style-name="P49"/>
      <text:p text:style-name="P108"/>
      <text:p text:style-name="P108"/>
      <text:p text:style-name="P44"/>
      <text:p text:style-name="P44"/>
      <text:p text:style-name="P44"/>
      <text:p text:style-name="P108"/>
      <text:p text:style-name="P44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78"/>
      <text:p text:style-name="P36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</text:span><text:span text:style-name="T8">all</text:span><text:span text:style-name="T5"> fees</text:span></text:p>
      <text:p text:style-name="P109"/>
      <text:p text:style-name="P89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</text:span><text:span text:style-name="T163">reference</text:span></text:p>
      <text:p text:style-name="P109"/>
      <text:p text:style-name="P99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</text:span><text:span text:style-name="T256">(minimum scaling) </text:span><text:span text:style-name="T165">transaction fee for reference transaction</text:span></text:p>
      <text:p text:style-name="P99"/>
      <text:p text:style-name="P103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</text:span><text:span text:style-name="T256">(minimum scaling)</text:span><text:span text:style-name="T165"> transaction fee per byte for a given M</text:span><text:span text:style-name="T80">F</text:span><text:span text:style-name="T88">W</text:span></text:p>
      <text:p text:style-name="P99"/>
      <text:p text:style-name="P99"><text:span text:style-name="T154">f</text:span><text:span text:style-name="T74">N</text:span><text:span text:style-name="T154"> = 4f</text:span><text:span text:style-name="T74">L</text:span><text:span text:style-name="T154"> <text:s/>; Normal transaction fee per byte for a given M</text:span><text:span text:style-name="T75">F</text:span><text:span text:style-name="T76">W</text:span></text:p>
      <text:p text:style-name="P74"/>
      <text:p text:style-name="P80">f<text:span text:style-name="T62">M</text:span> = 16f<text:span text:style-name="T62">L</text:span> ; <text:span text:style-name="T166">Medium Transaction fee per byte for a given M</text:span><text:span text:style-name="T80">F</text:span><text:span text:style-name="T88">W</text:span></text:p>
      <text:p text:style-name="P75"/>
      <text:p text:style-name="P75"/>
      <text:p text:style-name="P76"><text:span text:style-name="T166">f</text:span><text:span text:style-name="T142">H</text:span><text:span text:style-name="T144">64</text:span><text:span text:style-name="T166"> = </text:span><text:span text:style-name="T256">64</text:span><text:span text:style-name="T257">f</text:span><text:span text:style-name="T145">L</text:span><text:span text:style-name="T166"> <text:s/>; </text:span><text:span text:style-name="T256">64x</text:span><text:span text:style-name="T166"> Transaction fee per byte for a given M</text:span><text:span text:style-name="T80">F</text:span><text:span text:style-name="T88">W</text:span></text:p>
      <text:p text:style-name="P74"/>
      <text:p text:style-name="P131"><text:span text:style-name="T22">f</text:span><text:span text:style-name="T91">H256</text:span><text:span text:style-name="T22"> = </text:span><text:span text:style-name="T31">256</text:span><text:span text:style-name="T32">f</text:span><text:span text:style-name="T107">L</text:span><text:span text:style-name="T25"> </text:span><text:span text:style-name="T31">256x</text:span><text:span text:style-name="T29"> </text:span><text:span text:style-name="T33">Transaction fee per byte </text:span><text:span text:style-name="T34">for a given</text:span><text:span text:style-name="T33"> M</text:span><text:span text:style-name="T108">F</text:span><text:span text:style-name="T109">W</text:span><text:span text:style-name="T29">. </text:span><text:span text:style-name="T30">This is g</text:span><text:span text:style-name="T26">reater than or equal to </text:span><text:span text:style-name="T24">Maximum Penalty (B =1 )</text:span><text:span text:style-name="T23"> </text:span><text:span text:style-name="T27">for M</text:span><text:span text:style-name="T91">L</text:span><text:span text:style-name="T27"> &lt; </text:span><text:span text:style-name="T28">1280000 bytes.</text:span><text:span text:style-name="T27"> </text:span><text:span text:style-name="T90"><text:s text:c="2"/></text:span></text:p>
      <text:p text:style-name="P51"/>
      <text:p text:style-name="P116">Changes</text:p>
      <text:p text:style-name="P18"/>
      <text:p text:style-name="P18">1) All fees including the high fee are now based upon M<text:span text:style-name="T62">L</text:span><text:span text:style-name="T140">W</text:span></text:p>
      <text:p text:style-name="P81">with the ratio between fees constant for a given M<text:span text:style-name="T62">LW</text:span>.</text:p>
      <text:p text:style-name="P18">2) The grace period is increased to 1000 blocks.</text:p>
      <text:p text:style-name="P25">3) 5 fee levels with at least a 4x factor between fees. <text:span text:style-name="T258">Aditional fee levels can be added if needed at 1024x, 4096x etc. for larger M</text:span><text:span text:style-name="T146">L</text:span> </text:p>
      <text:p text:style-name="P58"><text:soft-page-break/><text:span text:style-name="T237">3</text:span><text:span text:style-name="T245">) </text:span><text:span text:style-name="T255">Consensus </text:span><text:span text:style-name="T244">Transitional considerations for</text:span><text:span text:style-name="T235"> </text:span><text:span text:style-name="T234">Minimum penalty free zone, Z</text:span><text:span text:style-name="T128">M</text:span><text:span text:style-name="T234">, and </text:span><text:span text:style-name="T246">Median calculation</text:span><text:span text:style-name="T244">s</text:span><text:span text:style-name="T246"> after </text:span><text:span text:style-name="T244">the</text:span><text:span text:style-name="T246"> fork.</text:span></text:p>
      <text:p text:style-name="P27"/>
      <text:p text:style-name="P27"/>
      <text:p text:style-name="P27"/>
      <text:p text:style-name="P122"/>
      <text:p text:style-name="P122"/>
      <text:p text:style-name="P122">Define:</text:p>
      <text:p text:style-name="P122"/>
      <text:p text:style-name="P52"><text:span text:style-name="T1">Z</text:span><text:span text:style-name="T62">M</text:span><text:span text:style-name="T139">Ol</text:span><text:span text:style-name="T62">d</text:span><text:span text:style-name="T1"> = 300000 bytes </text:span><text:span text:style-name="T52">(Z</text:span><text:span text:style-name="T137">M</text:span><text:span text:style-name="T52"> <text:s/>before hard fork)</text:span></text:p>
      <text:p text:style-name="P122"/>
      <text:p text:style-name="P122">M<text:span text:style-name="T62">BOld</text:span> <text:span text:style-name="T248">= Block Weight in bytes (before hard fork) </text:span></text:p>
      <text:p text:style-name="P122"/>
      <text:p text:style-name="P122"/>
      <text:p text:style-name="P122"/>
      <text:p text:style-name="P128"><text:span text:style-name="T210">3</text:span><text:span text:style-name="T202">) </text:span><text:span text:style-name="T212">Consensus </text:span><text:span text:style-name="T211">Transitional considerations for </text:span><text:span text:style-name="T209">Minimum penalty free zone, Z</text:span><text:span text:style-name="T110">M</text:span><text:span text:style-name="T209">, and </text:span><text:span text:style-name="T208">Median calculation</text:span><text:span text:style-name="T211">s</text:span><text:span text:style-name="T208"> after </text:span><text:span text:style-name="T211">the</text:span><text:span text:style-name="T208"> fork.</text:span></text:p>
      <text:p text:style-name="P7"/>
      <text:p text:style-name="P125"><text:span text:style-name="T230">C</text:span><text:span text:style-name="T229">alculation of M</text:span><text:span text:style-name="T124">L</text:span><text:span text:style-name="T229">, M</text:span><text:span text:style-name="T124">S</text:span><text:span text:style-name="T229">, </text:span><text:span text:style-name="T231">M</text:span><text:span text:style-name="T126">N</text:span><text:span text:style-name="T231"> and M</text:span><text:span text:style-name="T126">L</text:span><text:span text:style-name="T125">W </text:span><text:span text:style-name="T232">where </text:span><text:span text:style-name="T233">blocks from a previous </text:span><text:span text:style-name="T247">the </text:span><text:span text:style-name="T233">Monero version are included in a calculation after the fork. <text:s/></text:span><text:span text:style-name="T248">M</text:span><text:span text:style-name="T137">B</text:span><text:span text:style-name="T233"> </text:span><text:span text:style-name="T249">is modified as follows:</text:span></text:p>
      <text:p text:style-name="P126"/>
      <text:p text:style-name="P127">Define</text:p>
      <text:p text:style-name="P123"/>
      <text:p text:style-name="P124">Z<text:span text:style-name="T62">M</text:span> = <text:span text:style-name="T259">625000</text:span> bytes</text:p>
      <text:p text:style-name="P121"/>
      <text:p text:style-name="P123">For blocks before the hard fork <text:line-break/>M<text:span text:style-name="T62">B</text:span> = <text:s/><text:span text:style-name="T247">M</text:span><text:span text:style-name="T138">BOld</text:span> ( Z<text:span text:style-name="T62">M</text:span> / <text:span text:style-name="T247">Z</text:span><text:span text:style-name="T138">M</text:span><text:span text:style-name="T139">O</text:span><text:span text:style-name="T138">ld</text:span> )</text:p>
      <text:p text:style-name="P123"/>
      <text:p text:style-name="P144">The medians are then calculated normally. </text:p>
      <text:p text:style-name="P144"/>
      <text:p text:style-name="P145">Note: This is only necessary if M<text:span text:style-name="T62">LOld</text:span> &gt; Z<text:span text:style-name="T62">MOld</text:span>, <text:span text:style-name="T266">where <text:s/></text:span>M<text:span text:style-name="T62">LOld</text:span> <text:span text:style-name="T266">is the long term median just before the fork. 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9"/>
      <text:p text:style-name="P120"/>
      <text:p text:style-name="P134"/>
      <text:p text:style-name="P118"/>
      <text:p text:style-name="P62"><text:soft-page-break/><text:span text:style-name="T237">4) </text:span>Wallet Fee <text:span text:style-name="T216">Rounding</text:span></text:p>
      <text:p text:style-name="P19"/>
      <text:p text:style-name="P63"><text:span text:style-name="T250">Wallet fees, f</text:span><text:span text:style-name="T135">N</text:span><text:span text:style-name="T250">, f</text:span><text:span text:style-name="T135">L</text:span><text:span text:style-name="T250">, f</text:span><text:span text:style-name="T135">M</text:span><text:span text:style-name="T250">, and f</text:span><text:span text:style-name="T135">H</text:span><text:span text:style-name="T250"> are rounded up to the desired</text:span></text:p>
      <text:p text:style-name="P19">number of significant digits in the significant </text:p>
      <text:p text:style-name="P28"/>
      <text:p text:style-name="P28">Wallet Fee <text:span text:style-name="T217">Rounding </text:span>Examples</text:p>
      <text:p text:style-name="P21"/>
      <text:p text:style-name="P23">Two significant digits</text:p>
      <text:p text:style-name="P23"/>
      <text:p text:style-name="P23">27810<text:tab/><text:tab/>Rounded to : 28000</text:p>
      <text:p text:style-name="P23">37.94 <text:tab/><text:tab/>Rounded to : 38</text:p>
      <text:p text:style-name="P23">0.5555<text:tab/><text:tab/>Rounded to : 0.56</text:p>
      <text:p text:style-name="P84">0.002342<text:tab/>Rounded to : 0.002<text:span text:style-name="T251">4</text:span></text:p>
      <text:p text:style-name="P62"><text:span text:style-name="T237">4) </text:span>Wallet Fee <text:span text:style-name="T216">Rounding</text:span></text:p>
      <text:p text:style-name="P30"/>
      <text:p text:style-name="P20">Wallet fees, f<text:span text:style-name="T62">N</text:span>, f<text:span text:style-name="T62">L</text:span>, f<text:span text:style-name="T62">M</text:span>, f<text:span text:style-name="T62">H</text:span>, and f<text:span text:style-name="T143">X</text:span> are rounded to <text:span text:style-name="T251">2</text:span> significant digits in the significant </text:p>
      <text:p text:style-name="P29"/>
      <text:p text:style-name="P29">Wallet Fee <text:span text:style-name="T217">Rounding </text:span>Examples</text:p>
      <text:p text:style-name="P22"/>
      <text:p text:style-name="P24">Two significant digits</text:p>
      <text:p text:style-name="P24"/>
      <text:p text:style-name="P24">27810<text:tab/><text:tab/>Rounded to : 28000</text:p>
      <text:p text:style-name="P24">37.94 <text:tab/><text:tab/>Rounded to : 38</text:p>
      <text:p text:style-name="P24">0.5555<text:tab/><text:tab/>Rounded to : 0.56</text:p>
      <text:p text:style-name="P70"><text:span text:style-name="T261">0.002342<text:tab/>Rounded to : 0.002</text:span><text:span text:style-name="T262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6-01-08T21:46:16.686581431</dc:date>
    <meta:editing-duration>P6DT43M24S</meta:editing-duration>
    <meta:editing-cycles>125</meta:editing-cycles>
    <meta:generator>LibreOffice/24.2.7.2$Linux_X86_64 LibreOffice_project/420$Build-2</meta:generator>
    <meta:print-date>2026-01-08T21:43:24.268986526</meta:print-date>
    <meta:printed-by>PDF files</meta:printed-by>
    <meta:document-statistic meta:table-count="0" meta:image-count="0" meta:object-count="0" meta:page-count="5" meta:paragraph-count="131" meta:word-count="1686" meta:character-count="8541" meta:non-whitespace-character-count="6869"/>
  </office:meta>
</office:document-meta>
</file>